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7e6e6" style:diagonal-bl-tr="none" style:diagonal-tl-br="none" fo:border="0.74pt solid #000000" style:rotation-align="none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.00.0000</text:date>, <text:time style:data-style-name="N2" text:time-value="18:21:21.99106338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 </meta:initial-creator>
    <meta:creation-date>2016-07-25T14:45:12.040850227</meta:creation-date>
    <dc:date>2016-08-30T18:28:30.815042444</dc:date>
    <dc:creator>Sergey  </dc:creator>
    <meta:editing-duration>PT7M33S</meta:editing-duration>
    <meta:editing-cycles>3</meta:editing-cycles>
    <meta:generator>LibreOffice/5.0.3.2$Linux_X86_64 LibreOffice_project/00m0$Build-2</meta:generator>
    <meta:document-statistic meta:table-count="1" meta:cell-count="48" meta:object-count="0"/>
  </office:meta>
</office:document-meta>
</file>